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667e0" officeooo:paragraph-rsid="001667e0"/>
    </style:style>
    <style:style style:name="P2" style:family="paragraph" style:parent-style-name="Text_20_body">
      <style:text-properties officeooo:rsid="001667e0" officeooo:paragraph-rsid="0019be81"/>
    </style:style>
    <style:style style:name="P3" style:family="paragraph" style:parent-style-name="Text_20_body">
      <style:text-properties officeooo:rsid="0019be81" officeooo:paragraph-rsid="0019be81"/>
    </style:style>
    <style:style style:name="P4" style:family="paragraph" style:parent-style-name="Text_20_body">
      <style:text-properties officeooo:paragraph-rsid="001e71a0"/>
    </style:style>
    <style:style style:name="P5" style:family="paragraph" style:parent-style-name="Text_20_body">
      <style:text-properties officeooo:paragraph-rsid="00222784"/>
    </style:style>
    <style:style style:name="P6" style:family="paragraph" style:parent-style-name="Text_20_body">
      <style:text-properties officeooo:rsid="001667e0" officeooo:paragraph-rsid="001667e0"/>
    </style:style>
    <style:style style:name="T1" style:family="text">
      <style:text-properties officeooo:rsid="001667e0"/>
    </style:style>
    <style:style style:name="T2" style:family="text">
      <style:text-properties officeooo:rsid="0019be81"/>
    </style:style>
    <style:style style:name="T3" style:family="text">
      <style:text-properties officeooo:rsid="001ae40a"/>
    </style:style>
    <style:style style:name="T4" style:family="text">
      <style:text-properties fo:font-style="italic" style:font-style-asian="italic" style:font-style-complex="italic"/>
    </style:style>
    <style:style style:name="T5" style:family="text">
      <style:text-properties fo:font-style="italic" officeooo:rsid="0019be81" style:font-style-asian="italic" style:font-style-complex="italic"/>
    </style:style>
    <style:style style:name="T6" style:family="text">
      <style:text-properties officeooo:rsid="001e71a0"/>
    </style:style>
    <style:style style:name="T7" style:family="text">
      <style:text-properties officeooo:rsid="001ef999"/>
    </style:style>
    <style:style style:name="T8" style:family="text">
      <style:text-properties officeooo:rsid="00222784"/>
    </style:style>
    <style:style style:name="T9" style:family="text">
      <style:text-properties officeooo:rsid="00230c2b"/>
    </style:style>
    <style:style style:name="T10" style:family="text">
      <style:text-properties officeooo:rsid="0024e2b7"/>
    </style:style>
    <style:style style:name="T11" style:family="text">
      <style:text-properties officeooo:rsid="002610aa"/>
    </style:style>
    <style:style style:name="T12" style:family="text">
      <style:text-properties officeooo:rsid="00271348"/>
    </style:style>
    <style:style style:name="T13" style:family="text">
      <style:text-properties officeooo:rsid="00271c78"/>
    </style:style>
    <style:style style:name="T14" style:family="text">
      <style:text-properties officeooo:rsid="002844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7">Ruthless</text:span> Principles for Digital Longevity</text:p>
      <text:p text:style-name="Text_20_body"/>
      <text:p text:style-name="P1"/>
      <text:p text:style-name="P1"><text:span text:style-name="T4">Project Endings</text:span> is a SSHRC funded collaboration which aims to <text:span text:style-name="T11">provide practical solutions to</text:span> issues attendant <text:span text:style-name="T14">on</text:span> ending a project and archiving the digital products of research, including not only data but also interactive applications and web-based publications. <text:span text:style-name="T5">Endings</text:span><text:span text:style-name="T2"> is a collaboration between the Humanities Faculty and the Library, and endeavours to align the aims of faculty researchers producing projects and the archivists who will eventually be responsible for curating their work.</text:span></text:p>
      <text:p text:style-name="P1">Using both practice-based methods and scholarly research, <text:span text:style-name="T4">Endings</text:span> is already producing <text:span text:style-name="T2">recommended approaches (Holmes 2017; Arneil &amp; Holmes 2017; Holmes &amp; Takeda 2018) and</text:span> <text:span text:style-name="T2">diagnostic </text:span>tools <text:span text:style-name="T2">(Holmes &amp; Takeda 2017)</text:span> that will assist scholars in ensuring that their project will be <text:span text:style-name="T3">completed,</text:span> archivable, functional, and available well in to the future.</text:p>
      <text:p text:style-name="P4"><text:span text:style-name="T1">The project has conducted a survey with 128 project leaders, and conducted 28 follow-up interviews to gain insight in to the practical issues faced by DH scholars. Simultaneously it has been actively working on 'ending' several existing in-house projects (</text:span><text:a xlink:type="simple" xlink:href="https://graves.uvic.ca/" text:style-name="Internet_20_link" text:visited-style-name="Visited_20_Internet_20_Link"><text:span text:style-name="T1">The D</text:span></text:a><text:a xlink:type="simple" xlink:href="https://graves.uvic.ca/" text:style-name="Internet_20_link" text:visited-style-name="Visited_20_Internet_20_Link">iary of Robert Graves</text:a>, <text:bookmark text:name="line1"/><text:a xlink:type="simple" xlink:href="https://mariage.uvic.ca/" text:style-name="Internet_20_link" text:visited-style-name="Visited_20_Internet_20_Link">Le mariage sous L'Ancien Régime</text:a><text:span text:style-name="T6">, </text:span><text:a xlink:type="simple" xlink:href="https://mapoflondon.uvic.ca/" text:style-name="Internet_20_link" text:visited-style-name="Visited_20_Internet_20_Link"><text:span text:style-name="T6">The Map of Early Modern London</text:span></text:a><text:span text:style-name="T6">, and a number of others) using the </text:span><text:a xlink:type="simple" xlink:href="https://github.com/projectEndings/Endings/blob/master/principles.txt" text:style-name="Internet_20_link" text:visited-style-name="Visited_20_Internet_20_Link"><text:span text:style-name="T6">a set of principles developed from our work</text:span></text:a><text:span text:style-name="T6">. These principles focus on reducing technological overhead and applying software development best practices to the planning and construction of a project’s digital outputs. Our methodology is based on paring back the range of technologies used to the absolute minimum (HTML, CSS and JavaScript), and building completely static web materials with no dependence on any server-side technologies.</text:span></text:p>
      <text:p text:style-name="P1">The Endings project divides digital projects into five primary components: <text:span text:style-name="T4">data</text:span>, <text:span text:style-name="T4">products</text:span>, <text:span text:style-name="T4">processing</text:span>, <text:span text:style-name="T4">documentation</text:span>, and <text:span text:style-name="T4">release management</text:span>. <text:span text:style-name="T12">We aim at longevity primarily for data and products, but believe that this goal requires careful attention to processing, documentation and release management. </text:span>We are developing preservation principles for <text:span text:style-name="T13">of these factors</text:span>, and this presentation <text:span text:style-name="T8">will discuss key components of the principles along with their justification and practicality</text:span>.</text:p>
      <text:p text:style-name="P5"><text:span text:style-name="T8">Many of these principles are uncontroversial. For instance, principle 1.1, “</text:span>Data is stored only in formats which conform to open standards and which are amenable to processing (TEI XML, GML, ODF, TXT)” <text:span text:style-name="T8">would not be surprising to anyone. Others are more demanding and are likely to meet strong resistance from some members of a project team; programmers may be unsettled by the demand that there be “n</text:span>o dependence on external libraries: no JQuery, no AngularJS, no Bootstrap,” <text:span text:style-name="T9">or puzzled by the requirement that “</text:span>every page contains all the components it needs, so that it will function without the rest of the site if necessary, even though this means duplicating information across the site.” <text:s/><text:span text:style-name="T10">This “ruthless” set of maxims can make rapid development and deployment more difficult, but the principle of “hard now, easy later” is the only real guarantee of digital longevity for projects which, while they may be curated, are never likely to be actively maintained over the long term.</text:span></text:p>
      <text:p text:style-name="P1"><text:soft-page-break/></text:p>
      <text:p text:style-name="P3">References</text:p>
      <text:p text:style-name="P2">Arneil, Stewart, and Martin Holmes. 2017. "Archiving form and function: preserving a 2003 digital project." DPASSH Conference 2017: Digital Preservation for Social Sciences and Humanities, Brighton, UK. 14/06/2017.</text:p>
      <text:p text:style-name="P2">Holmes, Martin. 2017. "Selecting Technologies for Long-Term Survival." SHARP Conference 2017: Technologies of the Book, Victoria, BC, Canada. [<text:a xlink:type="simple" xlink:href="https://github.com/projectEndings/Endings/raw/master/presentations/SHARP_2017/mdh_sharp_2017.pdf" text:style-name="Internet_20_link" text:visited-style-name="Visited_20_Internet_20_Link">https://github.com/projectEndings/Endings/raw/master/presentations/SHARP_2017/mdh_sharp_2017.pdf</text:a>]. 10/06/2017.</text:p>
      <text:p text:style-name="P2">Holmes, Martin, and Joseph Takeda. 2017. "Beyond Validation: Using Programmed Diagnostics to Learn About, Monitor, and Successfully Complete Your DH Project." Digital Humanities 2017 Conference, Montreal, Canada. [<text:a xlink:type="simple" xlink:href="https://dh2017.adho.org/abstracts/140/140.pdf" text:style-name="Internet_20_link" text:visited-style-name="Visited_20_Internet_20_Link">https://dh2017.adho.org/abstracts/140/140.pdf</text:a>]. 11/08/2017.</text:p>
      <text:p text:style-name="P1">Holmes, Martin, and Joseph Takeda. 2018. "Why do I need four search engines?" Japanese Association for Digital Humanities Conference, Tokyo, Japan. [<text:a xlink:type="simple" xlink:href="https://conf2018.jadh.org/files/Proceedings_JADH2018.pdf#page=58" text:style-name="Internet_20_link" text:visited-style-name="Visited_20_Internet_20_Link">https://conf2018.jadh.org/files/Proceedings_JADH2018.pdf#page=58</text:a>]. 11/09/201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viewer </meta:initial-creator>
    <meta:creation-date>2018-11-09T08:53:22.422575087</meta:creation-date>
    <dc:date>2018-11-19T08:20:38.769037667</dc:date>
    <dc:creator>Reviewer </dc:creator>
    <meta:editing-duration>PT1H30M37S</meta:editing-duration>
    <meta:editing-cycles>16</meta:editing-cycles>
    <meta:generator>LibreOffice/6.0.6.2$Linux_X86_64 LibreOffice_project/00m0$Build-2</meta:generator>
    <meta:document-statistic meta:table-count="0" meta:image-count="0" meta:object-count="0" meta:page-count="2" meta:paragraph-count="11" meta:word-count="581" meta:character-count="4144" meta:non-whitespace-character-count="3572"/>
  </office:meta>
</office:document-meta>
</file>